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smart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Smart font Code Generation Tool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Primary Tools</text:p>
              </text:list-item>
            </text:list>
            <text:list text:style-name="L3">
              <text:list-item>
                <text:list>
                  <text:list-item>
                    <text:p text:style-name="P4">make_gd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ke_vo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gdl: Glyph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reates glyph entries</text:p>
              </text:list-item>
            </text:list>
            <text:list text:style-name="L3">
              <text:list-item>
                <text:list>
                  <text:list-item>
                    <text:p text:style-name="P4">autonam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_ glyph na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ppercase becomes _lowerca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. -&gt; _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 information ad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_L -&gt; L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 -&gt; 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perties named GDL_ go in stri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gdl: Class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lasses</text:p>
              </text:list-item>
            </text:list>
            <text:list text:style-name="L3">
              <text:list-item>
                <text:list>
                  <text:list-item>
                    <text:p text:style-name="P4">AP Based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verything taking that _<text:span text:style-name="T1">AP </text:span><text:span text:style-name="T2">into:</text:span> c<text:span text:style-name="T1">AP</text:span>D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verything taking the <text:span text:style-name="T1">AP </text:span><text:span text:style-name="T2"> into: cTakes</text:span><text:span text:style-name="T1">AP</text:span><text:span text:style-name="T2">D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Everything without _</text:span><text:span text:style-name="T1">AP</text:span><text:span text:style-name="T2"> into: cn</text:span><text:span text:style-name="T1">AP</text:span><text:span text:style-name="T2">D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Everything without </text:span><text:span text:style-name="T1">AP</text:span><text:span text:style-name="T2"> into: cnTakes</text:span><text:span text:style-name="T1">AP</text:span><text:span text:style-name="T2">D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Varia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glyph.</text:span><text:span text:style-name="T1">var</text:span><text:span text:style-name="T2"> into c_</text:span><text:span text:style-name="T1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rresponding glyph goes into c_no</text:span><text:span text:style-name="T1">v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gdl: Op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mand line options</text:p>
              </text:list-item>
            </text:list>
            <text:list text:style-name="L3">
              <text:list-item>
                <text:list>
                  <text:list-item>
                    <text:p text:style-name="P4">-a attachment point database (optiona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i #include file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l type – ligat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s num – ligature rules pass numb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p num – positioning rules pass numb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n num – normalisation rules pass numb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z bitfield – hacky o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gdl: Ru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Ligature Rules</text:p>
              </text:list-item>
            </text:list>
            <text:list text:style-name="L3">
              <text:list-item>
                <text:list>
                  <text:list-item>
                    <text:p text:style-name="P4">fir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_no<text:span text:style-name="T1">x</text:span><text:span text:style-name="T2"> g_</text:span><text:span text:style-name="T1">x</text:span><text:span text:style-name="T2"> &gt; cl_</text:span><text:span text:style-name="T1">x</text:span><text:span text:style-name="T2"> _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a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g_</text:span><text:span text:style-name="T1">y</text:span><text:span text:style-name="T2"> cl_no</text:span><text:span text:style-name="T1">y</text:span><text:span text:style-name="T2"> &gt; _ cl_</text:span><text:span text:style-name="T1">y</text:span><text:span text:style-name="T2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rstcom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s per first but treat x_(y.va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otherwise treat as (x_y).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astcom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gdl: Ru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Normalisation</text:p>
              </text:list-item>
            </text:list>
            <text:list text:style-name="L3">
              <text:list-item>
                <text:list>
                  <text:list-item>
                    <text:p text:style-name="P4">Creates rules to turn sequences into un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esn’t create rules if unit is only glyph refer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se -z 2 to ignore this constrai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ositioning</text:p>
              </text:list-item>
            </text:list>
            <text:list text:style-name="L3">
              <text:list-item>
                <text:list>
                  <text:list-item>
                    <text:p text:style-name="P4">Adds default positioning rules of the form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Takes<text:span text:style-name="T1">P</text:span><text:span text:style-name="T2">Dia c</text:span><text:span text:style-name="T1">P</text:span><text:span text:style-name="T2">Dia {attach {to=@1; at=</text:span><text:span text:style-name="T1">P</text:span><text:span text:style-name="T2">S; with=</text:span><text:span text:style-name="T1">P</text:span><text:span text:style-name="T2">M}; user1=1} / ^ _ opt4(cnTakes</text:span><text:span text:style-name="T1">P</text:span><text:span text:style-name="T2">Dia) _{user1 == 0}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ake_vol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ims to do the same as make_gdl</text:p>
              </text:list-item>
            </text:list>
            <text:list text:style-name="L3">
              <text:list-item>
                <text:list>
                  <text:list-item>
                    <text:p text:style-name="P4">Creates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s anch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okups for ligatures, positioning</text:p>
                  </text:list-item>
                </text:list>
              </text:list-item>
            </text:list>
            <text:list text:style-name="L3">
              <text:list-item>
                <text:p text:style-name="P3">Can’t create complete VOLT description</text:p>
              </text:list-item>
            </text:list>
            <text:list text:style-name="L3">
              <text:list-item>
                <text:list>
                  <text:list-item>
                    <text:p text:style-name="P4">No script, lang, features hierarchy</text:p>
                  </text:list-item>
                </text:list>
              </text:list-item>
            </text:list>
            <text:list text:style-name="L3">
              <text:list-item>
                <text:p text:style-name="P3">Can merge existing VO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adial_20_green_2f_black" draw:display-name="Radial green/black" draw:style="radial" draw:cx="35%" draw:cy="30%" draw:start-color="#008000" draw:end-color="#000000" draw:start-intensity="70%" draw:end-intensity="100%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Radial_20_green_2f_black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Radial_20_green_2f_black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3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3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
  </meta:generator>
    <meta:initial-creator>Martin Hosken</meta:initial-creator>
    <meta:creation-date>2006-11-06T19:12:30</meta:creation-date>
    <dc:creator>Martin Hosken</dc:creator>
    <dc:date>2006-11-06T19:57:36</dc:date>
    <dc:language>en-GB</dc:language>
    <meta:editing-cycles>7</meta:editing-cycles>
    <meta:editing-duration>PT45M16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